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Pictures/1000000000000280000001E0562FBB8379B78E88.png" manifest:media-type="image/png"/>
  <manifest:file-entry manifest:full-path="Pictures/1000000000000280000001E0E479E4A46D7727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cc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ff33ff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塗りつぶしなし線なしオブジェクト">
      <style:graphic-properties draw:fill="solid" draw:fill-color="#ffffff" draw:textarea-vertical-align="middle" draw:ole-draw-aspect="1" style:protect="size"/>
    </style:style>
    <style:style style:name="gr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03cm" fo:min-width="0.004cm"/>
    </style:style>
    <style:style style:name="gr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2.52cm" fo:min-width="0.508cm"/>
    </style:style>
    <style:style style:name="gr8" style:family="graphic" style:parent-style-name="objectwithoutfill">
      <style:graphic-properties svg:stroke-width="0.053cm" svg:stroke-color="#ff66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9" style:family="graphic" style:parent-style-name="standard">
      <style:graphic-properties draw:stroke="none" svg:stroke-width="0.018cm" svg:stroke-color="#ffff00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svg:stroke-width="0.018cm" svg:stroke-color="#ffff00" draw:marker-start-width="0.227cm" draw:marker-end-width="0.227cm" draw:fill-color="#ff6600" dr3d:vertical-segments="14" dr3d:close-front="true" dr3d:close-back="true"/>
    </style:style>
    <style:style style:name="gr11" style:family="graphic" style:parent-style-name="standard">
      <style:graphic-properties draw:stroke="none" svg:stroke-width="0cm" svg:stroke-color="#ffff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svg:stroke-color="#ffff00" draw:fill-color="#ff6600" dr3d:vertical-segments="14" dr3d:close-front="true" dr3d:close-back="true"/>
    </style:style>
    <style:style style:name="gr13" style:family="graphic" style:parent-style-name="塗りつぶしなし線なしオブジェクト">
      <style:graphic-properties draw:fill="none" draw:fill-color="#ffffff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fo:min-height="0.536cm"/>
    </style:style>
    <style:style style:name="gr15" style:family="graphic" style:parent-style-name="standard">
      <style:graphic-properties draw:stroke="none" svg:stroke-color="#000000" draw:fill="none" draw:fill-color="#ffffff" fo:min-height="0.537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242cm"/>
    </style:style>
    <style:style style:name="gr17" style:family="graphic" style:parent-style-name="objectwithoutfill">
      <style:graphic-properties svg:stroke-width="0.053cm" svg:stroke-color="#ff3333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8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33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0" style:family="graphic" style:parent-style-name="standard">
      <style:graphic-properties draw:stroke="none" draw:fill-color="#ff3300" dr3d:vertical-segments="14" dr3d:close-front="true" dr3d:close-back="tru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893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width="0.018cm" draw:marker-start-width="0.227cm" draw:marker-end-width="0.227cm" draw:fill-color="#ffffff" draw:textarea-horizontal-align="justify" draw:textarea-vertical-align="middle" draw:auto-grow-height="false" fo:min-height="2.096cm" fo:min-width="0.006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Sans Narrow1" fo:font-size="16pt" style:font-size-asian="16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.5pt" style:font-size-asian="10.5pt" style:font-size-complex="18pt"/>
    </style:style>
    <style:style style:name="T1" style:family="text">
      <style:text-properties fo:font-size="10.5pt" style:font-size-asian="10.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frame draw:style-name="gr1" draw:text-style-name="P1" draw:layer="layout" svg:width="6.715cm" svg:height="5.036cm" svg:x="1.685cm" svg:y="1.764cm">
              <draw:image xlink:href="Pictures/1000000000000280000001E0E479E4A46D772789.png" xlink:type="simple" xlink:show="embed" xlink:actuate="onLoad">
                <text:p/>
              </draw:image>
            </draw:frame>
            <draw:path draw:style-name="gr2" draw:text-style-name="P1" draw:layer="layout" svg:width="2.13cm" svg:height="1.316cm" draw:transform="skewX (-0.000523598775598344) rotate (0.982445835947608) translate (2.72196693503978cm 4.49617998719736cm)" svg:viewBox="0 0 2131 1317" svg:d="M0 1074c699-315 445-885 933-1060 490-174 1198 1303 1198 1303">
              <text:p/>
            </draw:path>
            <draw:path draw:style-name="gr3" draw:text-style-name="P1" draw:layer="layout" svg:width="1.96cm" svg:height="0.345cm" draw:transform="skewX (-0.899019097702279) rotate (-2.94087978961045) translate (5.83973562903994cm 4.90942864242664cm)" svg:viewBox="0 0 1961 346" svg:d="M1961 240c-643-127-1095 356-1125-83-29-440-836 185-836 185">
              <text:p/>
            </draw:path>
            <draw:path draw:style-name="gr4" draw:text-style-name="P1" draw:layer="layout" svg:width="1.111cm" svg:height="2.152cm" draw:transform="skewX (0.0357792496658838) rotate (1.12399203828435) translate (4.59357603106667cm 4.28089707141548cm)" svg:viewBox="0 0 1112 2153" svg:d="M0 848c464-226 987-57 639 678-347 735 407 791 465 339 59-452-233-1865-233-1865">
              <text:p/>
            </draw:path>
            <draw:frame draw:style-name="gr5" draw:text-style-name="P2" draw:layer="layout" svg:width="0.855cm" svg:height="0.955cm" svg:x="2.985cm" svg:y="5.091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5" draw:text-style-name="P2" draw:layer="layout" svg:width="0.802cm" svg:height="0.954cm" svg:x="5.882cm" svg:y="2.017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custom-shape draw:style-name="gr6" draw:text-style-name="P3" draw:layer="layout" svg:width="0.504cm" svg:height="0.253cm" svg:x="6.511cm" svg:y="2.26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7" draw:text-style-name="P3" draw:layer="layout" svg:width="1.008cm" svg:height="2.77cm" svg:x="1.6cm" svg:y="3.0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8" draw:text-style-name="P1" draw:layer="layout" svg:width="1.022cm" svg:height="1.06cm" draw:transform="skewX (1.09240157882325) rotate (-2.79043240808853) translate (4.35173962056554cm 4.87441751529264cm)" svg:viewBox="0 0 1023 1061" svg:d="M842 0c318 461-252 103-706 241-455 139 334 465 887 820">
              <text:p/>
            </draw:path>
            <dr3d:scene draw:style-name="gr9" svg:width="0.379cm" svg:height="0.754cm" svg:x="3.399cm" svg:y="4.437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5000 2500 10000" svg:d="M0 5000l125-500 125-500 250-1000 500-2000 500-2000 500-2000 500-2000h-500-500-500-500-250-250z"/>
            </dr3d:scene>
            <dr3d:scene draw:style-name="gr11" svg:width="0.379cm" svg:height="0.756cm" svg:x="4.808cm" svg:y="2.81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2" draw:layer="layout" svg:viewBox="0 -5000 2500 10000" svg:d="M0 5000l125-500 125-500 250-1000 500-2000 500-2000 500-2000 500-2000h-500-500-500-500-250-250z"/>
            </dr3d:scene>
            <draw:frame draw:style-name="gr13" draw:text-style-name="P4" draw:layer="layout" svg:width="1.01cm" svg:height="1.028cm" svg:x="2.608cm" svg:y="2.373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3" draw:text-style-name="P5" draw:layer="layout" svg:width="1.01cm" svg:height="1.03cm" svg:x="3.866cm" svg:y="3.426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3" draw:text-style-name="P4" draw:layer="layout" svg:width="1.017cm" svg:height="1.029cm" svg:x="5.378cm" svg:y="4.388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14" draw:text-style-name="P7" draw:layer="layout" svg:width="1.637cm" svg:height="0.786cm" svg:x="1.852cm" svg:y="5.179cm">
              <draw:text-box>
                <text:p text:style-name="P6"><text:span text:style-name="T1">始点</text:span></text:p>
              </draw:text-box>
            </draw:frame>
            <draw:frame draw:style-name="gr15" draw:text-style-name="P7" draw:layer="layout" svg:width="1.637cm" svg:height="0.787cm" svg:x="4.497cm" svg:y="2.141cm">
              <draw:text-box>
                <text:p text:style-name="P6"><text:span text:style-name="T1">終点</text:span></text:p>
              </draw:text-box>
            </draw:frame>
          </draw:g>
          <draw:custom-shape draw:style-name="gr16" draw:text-style-name="P3" draw:layer="layout" svg:width="0.742cm" svg:height="0.248cm" svg:x="6.793cm" svg:y="5.68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742cm" svg:height="0.247cm" svg:x="3.331cm" svg:y="5.9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draw:style-name="gr1" draw:text-style-name="P1" draw:layer="layout" svg:width="6.5cm" svg:height="4.556cm" svg:x="6.4cm" svg:y="7.8cm">
              <draw:image xlink:href="Pictures/1000000000000280000001E0562FBB8379B78E88.png" xlink:type="simple" xlink:show="embed" xlink:actuate="onLoad">
                <text:p/>
              </draw:image>
            </draw:frame>
            <draw:path draw:style-name="gr17" draw:text-style-name="P1" draw:layer="layout" svg:width="2.069cm" svg:height="0.99cm" draw:transform="skewX (-0.0364773813666815) rotate (1.37339958839434) translate (8.42269686236823cm 11.0850224275139cm)" svg:viewBox="0 0 2070 991" svg:d="M180 16c825-1 199 265 1367 253 1165-13 31 1010-56 643s-624 267-939-192c-315-458-485-304-543-550-57-244 171-154 171-154z">
              <text:p/>
            </draw:path>
            <draw:path draw:style-name="gr18" draw:text-style-name="P1" draw:layer="layout" svg:width="0.937cm" svg:height="0.776cm" draw:transform="skewX (-0.327772833524535) rotate (1.11596352372517) translate (9.79869188827875cm 10.1048538593364cm)" svg:viewBox="0 0 938 777" svg:d="M239 40c401 0 555 21 637 238 83 218 131 535-176 495-306-39-495 40-578-179-83-217-177-515-83-555 94-39 94-39 94-39z">
              <text:p/>
            </draw:path>
            <dr3d:scene draw:style-name="gr19" svg:width="0.554cm" svg:height="0.904cm" svg:x="8.336cm" svg:y="9.61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0" draw:layer="layout" svg:viewBox="0 -5000 2500 10000" svg:d="M0 5000l125-500 125-500 250-1000 500-2000 500-2000 500-2000 500-2000h-500-500-500-500-250-250z"/>
            </dr3d:scene>
            <dr3d:scene draw:style-name="gr19" svg:width="0.414cm" svg:height="0.517cm" svg:x="10.134cm" svg:y="8.984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0" draw:layer="layout" svg:viewBox="0 -5000 2500 10000" svg:d="M0 5000l125-500 125-500 250-1000 500-2000 500-2000 500-2000 500-2000h-500-500-500-500-250-250z"/>
            </dr3d:scene>
          </draw:g>
          <draw:custom-shape draw:style-name="gr21" draw:text-style-name="P3" draw:layer="layout" svg:width="1.393cm" svg:height="0.232cm" svg:x="10.114cm" svg:y="8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0.464cm" svg:height="0.232cm" svg:x="6.632cm" svg:y="9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0.465cm" svg:height="0.232cm" svg:x="6.98cm" svg:y="1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0.464cm" svg:height="0.232cm" svg:x="9.998cm" svg:y="11.5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3" draw:layer="layout" svg:width="0.524cm" svg:height="2.364cm" svg:x="7.076cm" svg:y="8.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sparkt</meta:initial-creator>
    <meta:creation-date>2017-01-06T22:16:42.094133280</meta:creation-date>
    <dc:date>2017-01-07T00:57:45.197108230</dc:date>
    <dc:creator>minsparkt</dc:creator>
    <meta:editing-duration>PT2H22M57S</meta:editing-duration>
    <meta:editing-cycles>14</meta:editing-cycles>
    <meta:generator>LibreOffice/5.0.3.2$Linux_X86_64 LibreOffice_project/00m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style mathvariant="normal">
      <mi mathvariant="normal">A</mi>
    </mstyle>
    <annotation encoding="StarMath 5.0">nitalic A</annotation>
  </semantics>
</math>
</file>

<file path=Object 2/content.xml><?xml version="1.0" encoding="utf-8"?>
<math xmlns="http://www.w3.org/1998/Math/MathML" display="block">
  <semantics>
    <mstyle mathvariant="normal">
      <mi mathvariant="normal">B</mi>
    </mstyle>
    <annotation encoding="StarMath 5.0">nitalic B</annotation>
  </semantics>
</math>
</file>

<file path=Object 3/content.xml><?xml version="1.0" encoding="utf-8"?>
<math xmlns="http://www.w3.org/1998/Math/MathML" display="block">
  <semantics>
    <mstyle mathvariant="normal">
      <msub>
        <mi mathvariant="normal">C</mi>
        <mn>1</mn>
      </msub>
    </mstyle>
    <annotation encoding="StarMath 5.0">nitalic C_1</annotation>
  </semantics>
</math>
</file>

<file path=Object 4/content.xml><?xml version="1.0" encoding="utf-8"?>
<math xmlns="http://www.w3.org/1998/Math/MathML" display="block">
  <semantics>
    <mstyle mathvariant="normal">
      <msub>
        <mi mathvariant="normal">C</mi>
        <mn>2</mn>
      </msub>
    </mstyle>
    <annotation encoding="StarMath 5.0">nitalic C_2</annotation>
  </semantics>
</math>
</file>

<file path=Object 5/content.xml><?xml version="1.0" encoding="utf-8"?>
<math xmlns="http://www.w3.org/1998/Math/MathML" display="block">
  <semantics>
    <mstyle mathvariant="normal">
      <msub>
        <mi mathvariant="normal">C</mi>
        <mn>3</mn>
      </msub>
    </mstyle>
    <annotation encoding="StarMath 5.0">nitalic C_3</annotation>
  </semantics>
</math>
</file>